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7.59cm" style:rel-column-width="65535*"/>
    </style:style>
    <style:style style:name="Tabel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officeooo:paragraph-rsid="00003b7d" style:font-size-asian="12pt" style:font-weight-asian="normal" style:font-name-complex="Ari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2pt" fo:font-weight="normal" officeooo:paragraph-rsid="00003b7d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4pt" fo:font-weight="normal" officeooo:paragraph-rsid="00003b7d" style:font-size-asian="14pt" style:font-weight-asian="normal" style:font-name-complex="Ari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ff3333" style:font-name="Times New Roman" fo:font-size="12pt" officeooo:paragraph-rsid="00003b7d" style:font-size-asian="12pt" style:font-size-complex="12pt"/>
    </style:style>
    <style:style style:name="P5" style:family="paragraph" style:parent-style-name="Standard">
      <style:text-properties fo:color="#ff3333" style:font-name="Times New Roman" fo:font-size="12pt" officeooo:paragraph-rsid="00003b7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officeooo:paragraph-rsid="00003b7d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ff0000" style:font-name="Times New Roman" fo:font-size="12pt" fo:font-weight="normal" officeooo:paragraph-rsid="00003b7d" style:font-size-asian="12pt" style:font-weight-asian="normal" style:font-name-complex="Ari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officeooo:paragraph-rsid="00003b7d" style:font-size-asian="12pt" style:font-name-complex="Arial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color="#c9211e" style:font-name="Times New Roman" fo:font-size="12pt" officeooo:rsid="000255f0" officeooo:paragraph-rsid="000255f0" style:font-size-asian="12pt" style:font-name-complex="Arial" style:font-size-complex="12pt"/>
    </style:style>
    <style:style style:name="T1" style:family="text">
      <style:text-properties fo:color="#ff3333"/>
    </style:style>
    <style:style style:name="T2" style:family="text">
      <style:text-properties fo:color="#ff0000"/>
    </style:style>
    <style:style style:name="T3" style:family="text">
      <style:text-properties officeooo:rsid="00003b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orname(n) Nachname</text:p>
      <text:p text:style-name="P5">Straße Hausnummer</text:p>
      <text:p text:style-name="P5">Postleitzahl Stadt</text:p>
      <text:p text:style-name="P5"/>
      <text:p text:style-name="P6"><text:span text:style-name="T1">Stadt</text:span>, den <text:span text:style-name="T1">TT.MM.JJJJ</text:span></text:p>
      <text:p text:style-name="P6"/>
      <text:p text:style-name="P4">Zuständiges Standesamt</text:p>
      <text:p text:style-name="P4">Straße Hausnummer</text:p>
      <text:p text:style-name="P4">Postleitzahl Stadt</text:p>
      <text:p text:style-name="P4"/>
      <text:p text:style-name="P3">Erklärung zur <text:span text:style-name="T2">Ersetzung/Streichung</text:span> der in §22 Absatz 3 PstG vorgesehenden Bezeichnung im deutschen Personenstandseintrag des Geburtenregisters</text:p>
      <text:p text:style-name="P3"/>
      <text:p text:style-name="P1"/>
      <text:p text:style-name="P1">Sehr geehrte Beamte des Standesamtes <text:span text:style-name="T2">Stadt</text:span>,</text:p>
      <text:p text:style-name="P1"/>
      <text:p text:style-name="P1">Hiermit erkläre ich, (amtlich noch) <text:span text:style-name="T2">Vorname(n) Nachname</text:span>, geboren am <text:span text:style-name="T2">TT.MM.JJJJ</text:span> in <text:span text:style-name="T2">Stadt</text:span>, dass ich <text:span text:style-name="T3">weder dem männlichen noch dem weiblichen Geschlecht zugeordnet werden kann und</text:span> künftig im Geburtenregister unter <text:span text:style-name="T2">keiner Geschlechtsangabe/der Geschlechtsangabe "divers"</text:span> geführt werden möchte.</text:p>
      <text:p text:style-name="P1"/>
      <text:p text:style-name="P1"/>
      <text:p text:style-name="P1">Mit freundlichen Grüßen,</text:p>
      <text:p text:style-name="P1"/>
      <text:p text:style-name="P1"/>
      <text:p text:style-name="P1">[<text:span text:style-name="T2">Vorname, Nachname</text:span>]</text:p>
      <text:p text:style-name="P1"/>
      <text:p text:style-name="P1"/>
      <text:p text:style-name="P7">[Handschriftliche Unterschift, diese Klammer</text:p>
      <text:p text:style-name="P7">kann beim Drucken gelöscht werden]</text:p>
      <text:p text:style-name="P2"/>
      <text:p text:style-name="P1"/>
      <text:p text:style-name="P1"/>
      <text:p text:style-name="P1"/>
      <text:p text:style-name="P1"/>
      <text:p text:style-name="P1">Anlagen: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Kopie des Personalausweises</text:p>
          </table:table-cell>
        </table:table-row>
        <table:table-row>
          <table:table-cell table:style-name="Tabelle1.A2" office:value-type="string">
            <text:p text:style-name="P9">Dokument, das inter Status ‘beweist’ (falls vorhanden)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01T13:46:21.438000000</dc:date>
    <meta:editing-duration>PT2M1S</meta:editing-duration>
    <meta:editing-cycles>2</meta:editing-cycles>
    <meta:document-statistic meta:table-count="1" meta:image-count="0" meta:object-count="0" meta:page-count="1" meta:paragraph-count="17" meta:word-count="98" meta:character-count="816" meta:non-whitespace-character-count="735"/>
  </office:meta>
</office:document-meta>
</file>